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4pt" fo:language="fi" fo:country="FI" officeooo:paragraph-rsid="002047ba" style:font-size-asian="14pt" style:font-size-complex="14pt"/>
    </style:style>
    <style:style style:name="P2" style:family="paragraph" style:parent-style-name="Text_20_body">
      <style:text-properties fo:font-size="14pt" fo:language="fi" fo:country="FI" officeooo:paragraph-rsid="00221015" style:font-size-asian="14pt" style:font-size-complex="14pt"/>
    </style:style>
    <style:style style:name="P3" style:family="paragraph" style:parent-style-name="Text_20_body">
      <style:text-properties fo:language="fi" fo:country="FI"/>
    </style:style>
    <style:style style:name="P4" style:family="paragraph" style:parent-style-name="Heading_20_3">
      <style:text-properties fo:language="fi" fo:country="FI"/>
    </style:style>
    <style:style style:name="T1" style:family="text">
      <style:text-properties officeooo:rsid="002047ba"/>
    </style:style>
    <style:style style:name="T2" style:family="text">
      <style:text-properties officeooo:rsid="00221015"/>
    </style:style>
    <style:style style:name="T3" style:family="text">
      <style:text-properties officeooo:rsid="00232a8e"/>
    </style:style>
    <style:style style:name="T4" style:family="text">
      <style:text-properties officeooo:rsid="00234ad8"/>
    </style:style>
    <style:style style:name="T5" style:family="text">
      <style:text-properties officeooo:rsid="002370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text:span text:style-name="T1">Testauksen toteutus</text:span></text:h>
      <text:p text:style-name="P3"><text:span text:style-name="T1"/></text:p>
      <text:p text:style-name="P1"><text:span text:style-name="T1">Automaattiset testit on luotu jokaiselle algoritmille hyödyntäen Junit testiluokkia. Näitten testien tarkoitus on tarkistaa algoritmin toimivuus erilaisilla syötteillä. Algoritmien ajan testaus tapahtuu itse ohjelmassa, sillä koko ohjelman tarkoitus on vertailla algoritmien aikoja.</text:span></text:p>
      <text:p text:style-name="P1"><text:span text:style-name="T1"/></text:p>
      <text:p text:style-name="P2"><text:span text:style-name="T1">Jokaiselle </text:span><text:span text:style-name="T2">a</text:span><text:span text:style-name="T1">lgoritmille ajetaan samat testit, sillä </text:span><text:span text:style-name="T2">näiden</text:span><text:span text:style-name="T1"> perusasioiden kuuluisi toimia algoritmista huolimatta. Ensimmäinen testi tarkistaa, että taulukon kloonaus toimii. Hyvin oleellinen ohjelman toiminnan kannalta, mutta itse algoritmin toimivuuden </text:span><text:span text:style-name="T2">kannalta</text:span><text:span text:style-name="T1"> ei niinkään. Syötetesteissä </text:span><text:span text:style-name="T2">t</text:span><text:span text:style-name="T1">arkistetaan </text:span><text:span text:style-name="T2">aluksi</text:span><text:span text:style-name="T1">, että itse </text:span><text:span text:style-name="T2">testissä</text:span><text:span text:style-name="T1"> ei ole vikaa ja katsotaan, että testi tunnistaa epäjärjestyksessä olevan taulukon. Tämän jälkeen testi ajaa algoritmin ja tarkistaa onko taulukko järjestetty oikein.</text:span></text:p>
      <text:p text:style-name="P2"><text:span text:style-name="T1"><text:tab/></text:span><text:span text:style-name="T2">Aluksi</text:span><text:span text:style-name="T1"> kokeillaan </text:span><text:span text:style-name="T2">toimivuutta</text:span><text:span text:style-name="T1"> yksinkertaisella [3, 4, 2, 1] taulukolla. Tästä nähdään, että järjestäminen </text:span><text:span text:style-name="T2">ylipäätänsä</text:span><text:span text:style-name="T1"> toimii. </text:span><text:span text:style-name="T2">Seuraavaksi kokeillaan satunnaisesti luotua miljoona alkiota sisältävää taulukkoa. Tämän testin tarkoituksena on katsoa, että algoritmit pystyy käsittelemään erilaisia variaatioita perustestistä. Kolmas syötetesti kokeilee, ettei algoritmi mene sekaisin päinvastaisessa järjestyksessä olevaa [10,9,8,7,6,5,4,3,2,1] taulukkoa järjestäessä. Neljäs syötetesti kokeilee, että ohjelma ei kaadu tai jumitu järjestäessä taulukkoa, joka sisältää monta pelkästään samaa arvoa omaava </text:span><text:span text:style-name="T3">kokonaislukua</text:span><text:span text:style-name="T2">. </text:span><text:span text:style-name="T3">Kokeiluarvona oli 1 ja taulukon pituus 100 lukua. </text:span><text:span text:style-name="T4">Lopuksi vielä kokeillaan, ettei ohjelma kaadu jos taulukossa on vain yksi kokonaisluku. </text:span><text:span text:style-name="T5">Kaikki testit tuottivat positiivisen tuloksen.</text:span></text:p>
      <text:p text:style-name="P2"><text:span text:style-name="T5"><text:tab/>Itse aikatestausta voi kokeilla ohjelmalla. Esimerkiksi ohjelmasta huomaa, että Quicksort on yleensä muita huomattavasti nopeampi. Esimerkiksi 10000 pitusella syötteellä muilla meni reilu 4 millsekunttia, mutta Quicksortilla vajaa yksi. Heapsort ja Mergesort ovat melko tasaväkisiä satunnaisella syötteell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i </meta:initial-creator>
    <meta:creation-date>2014-02-24T23:01:19</meta:creation-date>
    <meta:generator>LibreOffice/3.6$Linux_x86 LibreOffice_project/360m1$Build-2</meta:generator>
    <dc:date>2014-02-24T23:38:11</dc:date>
    <dc:creator>Jari </dc:creator>
    <meta:editing-duration>PT24M25S</meta:editing-duration>
    <meta:editing-cycles>5</meta:editing-cycles>
    <meta:document-statistic meta:table-count="0" meta:image-count="0" meta:object-count="0" meta:page-count="1" meta:paragraph-count="5" meta:word-count="221" meta:character-count="1905" meta:non-whitespace-character-count="1903"/>
  </office:meta>
</office:document-meta>
</file>